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uno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NOTA NA FINAL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table:style-name="ce3" office:value-type="float" office:value="5" calcext:value-type="float">
            <text:p>5,00</text:p>
          </table:table-cell>
          <table:table-cell table:style-name="ce3" office:value-type="float" office:value="6" calcext:value-type="float">
            <text:p>6,00</text:p>
          </table:table-cell>
          <table:table-cell table:style-name="ce3" table:formula="of:=([.B2]+[.C2]) / 2" office:value-type="float" office:value="5.5" calcext:value-type="float">
            <text:p>5,50</text:p>
          </table:table-cell>
          <table:table-cell table:style-name="ce3" table:formula="of:=IF([.D2]&gt;=7;&quot;APROVADO&quot;;&quot;FINAL&quot;)" office:value-type="string" office:string-value="FINAL" calcext:value-type="string">
            <text:p>FINAL</text:p>
          </table:table-cell>
          <table:table-cell table:style-name="ce3" table:formula="of:=IF([.D2]&gt;=6;&quot;APROVADO&quot;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 office:value-type="string" calcext:value-type="string">
            <text:p>CAIO</text:p>
          </table:table-cell>
          <table:table-cell table:style-name="ce3" office:value-type="float" office:value="8" calcext:value-type="float">
            <text:p>8,00</text:p>
          </table:table-cell>
          <table:table-cell table:style-name="ce3" office:value-type="float" office:value="4" calcext:value-type="float">
            <text:p>4,00</text:p>
          </table:table-cell>
          <table:table-cell table:style-name="ce3" table:formula="of:=([.B3]+[.C3]) / 2" office:value-type="float" office:value="6" calcext:value-type="float">
            <text:p>6,00</text:p>
          </table:table-cell>
          <table:table-cell table:style-name="ce3" table:formula="of:=IF([.D3]&gt;=7;&quot;APROVADO&quot;;&quot;FINAL&quot;)" office:value-type="string" office:string-value="FINAL" calcext:value-type="string">
            <text:p>FINAL</text:p>
          </table:table-cell>
          <table:table-cell table:style-name="ce3" table:formula="of:=IF([.D3]&gt;=6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BIA</text:p>
          </table:table-cell>
          <table:table-cell table:style-name="ce3" office:value-type="float" office:value="10" calcext:value-type="float">
            <text:p>10,00</text:p>
          </table:table-cell>
          <table:table-cell table:style-name="ce3" office:value-type="float" office:value="7" calcext:value-type="float">
            <text:p>7,00</text:p>
          </table:table-cell>
          <table:table-cell table:style-name="ce3" table:formula="of:=([.B4]+[.C4]) / 2" office:value-type="float" office:value="8.5" calcext:value-type="float">
            <text:p>8,50</text:p>
          </table:table-cell>
          <table:table-cell table:style-name="ce3" table:formula="of:=IF([.D4]&gt;=7;&quot;APROVADO&quot;;&quot;FINAL&quot;)" office:value-type="string" office:string-value="APROVADO" calcext:value-type="string">
            <text:p>APROVADO</text:p>
          </table:table-cell>
          <table:table-cell table:style-name="ce3" table:formula="of:=IF([.D4]&gt;=6;&quot;APROVADO&quot;;&quot;REPROVADO&quot;)" office:value-type="string" office:string-value="APROVADO" calcext:value-type="string">
            <text:p>APROVADO</text:p>
          </table:table-cell>
        </table:table-row>
        <table:table-row table:style-name="ro1" table:number-rows-repeated="2">
          <table:table-cell/>
          <table:table-cell table:style-name="ce3" table:number-columns-repeated="5"/>
        </table:table-row>
        <table:table-row table:style-name="ro1">
          <table:table-cell office:value-type="string" calcext:value-type="string">
            <text:p>PTO EXTRA</text:p>
          </table:table-cell>
          <table:table-cell table:style-name="ce3" office:value-type="float" office:value="1" calcext:value-type="float">
            <text:p>1,00</text:p>
          </table:table-cell>
          <table:table-cell table:style-name="ce3" table:number-columns-repeated="4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3T23:20:36.272000000</meta:creation-date>
    <dc:date>2023-02-01T22:17:01.700000000</dc:date>
    <meta:editing-duration>PT52M49S</meta:editing-duration>
    <meta:editing-cycles>3</meta:editing-cycles>
    <meta:generator>LibreOffice/7.4.4.2$Windows_X86_64 LibreOffice_project/85569322deea74ec9134968a29af2df5663baa21</meta:generator>
    <meta:document-statistic meta:table-count="1" meta:cell-count="26" meta:object-count="0"/>
  </office:meta>
</office:document-meta>
</file>